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6.9056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48V2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,P5,P4,P3,P2,P1</text:p>
          </table:table-cell>
          <table:table-cell office:value-type="string" table:style-name="ce1">
            <text:p>MountingHole_2.2mm_M2_DIN965_Pa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NN_01X0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useholder5x20_horiz_open_inline_Type-I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use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C_Disc_D12_P7.7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3 2kv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_Rect_L7_W2.5_P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0nF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esistor_Horizontal_RM7mm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2k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esistor_Horizontal_RM7mm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k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9,R9,R9,R9,R9,R9,R9,R9</text:p>
          </table:table-cell>
          <table:table-cell office:value-type="string" table:style-name="ce1">
            <text:p>Resistor_Horizontal_RM7mm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R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S2,HS2,HS2,HS2,HS2,HS2,HS2,HS2</text:p>
          </table:table-cell>
          <table:table-cell office:value-type="string" table:style-name="ce1">
            <text:p>heatsink-D03P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eatsink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2,Q2,Q2,Q2,Q2,Q2,Q2,Q2</text:p>
          </table:table-cell>
          <table:table-cell office:value-type="string" table:style-name="ce1">
            <text:p>TO-220_Neutral123_Vertic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_NMOS_GDS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1,L1,L1,L1,L1,L1,L1,L1</text:p>
          </table:table-cell>
          <table:table-cell office:value-type="string" table:style-name="ce1">
            <text:p>trafo-siemens-RM8-12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M10_4B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H1,TH1,TH1,TH1,TH1,TH1,TH1,TH1</text:p>
          </table:table-cell>
          <table:table-cell office:value-type="string" table:style-name="ce1">
            <text:p>R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hermistor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U2,U2,U2,U2,U2,U2,U2,U2</text:p>
          </table:table-cell>
          <table:table-cell office:value-type="string" table:style-name="ce1">
            <text:p>DIP-4_W7.62mm_LongPa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C81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U1,U1,U1,U1,U1,U1,U1,U1</text:p>
          </table:table-cell>
          <table:table-cell office:value-type="string" table:style-name="ce1">
            <text:p>DIP-8_W7.62mm_LongPad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C384x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1,T1,T1,T1,T1,T1,T1,T1</text:p>
          </table:table-cell>
          <table:table-cell office:value-type="string" table:style-name="ce1">
            <text:p>inductors-MF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80uH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V1,RV1,RV1,RV1,RV1,RV1,RV1,RV1</text:p>
          </table:table-cell>
          <table:table-cell office:value-type="string" table:style-name="ce1">
            <text:p>RV_Disc_D12_W3.9_P7.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4D471K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21,R21,R21,R21,R21,R21,R21,R21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k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20,R20,R20,R20,R20,R20,R20,R20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k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19,R19,R19,R19,R19,R19,R19,R19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8k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18,R18,R18,R18,R18,R18,R18,R18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3k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17,R17,R17,R17,R17,R17,R17,R17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80k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16,R16,R16,R16,R16,R16,R16,R16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0k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14,R14,R14,R14,R14,R14,R14,R14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5k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13,R13,R13,R13,R13,R13,R13,R13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0k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11,R11,R11,R11,R11,R11,R11,R11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4k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10,R10,R10,R10,R10,R10,R10,R10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R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R8,R8,R8,R8,R8,R8,R8,R8</text:p>
          </table:table-cell>
          <table:table-cell office:value-type="string" table:style-name="ce1">
            <text:p>Resistor_Horizontal_RM20mm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k72W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R7,R7,R7,R7,R7,R7,R7,R7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k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R6,R6,R6,R6,R6,R6,R6,R6</text:p>
          </table:table-cell>
          <table:table-cell office:value-type="string" table:style-name="ce1">
            <text:p>Resistor_Horizontal_RM15mm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50K1W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R5,R3,R3,R5,R5,R3,R3,R5,R5,R3,R3,R5,R5,R3,R3,R5</text:p>
          </table:table-cell>
          <table:table-cell office:value-type="string" table:style-name="ce1">
            <text:p>R_0805_HandSoldering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4k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R4,R4,R4,R4,R4,R4,R4,R4</text:p>
          </table:table-cell>
          <table:table-cell office:value-type="string" table:style-name="ce1">
            <text:p>R_0805_HandSolder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k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3,Q3,Q3,Q3,Q3,Q3,Q3,Q3</text:p>
          </table:table-cell>
          <table:table-cell office:value-type="string" table:style-name="ce1">
            <text:p>TO-92_Inline_Wid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N555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Q1,Q1,Q1,Q1,Q1,Q1,Q1,Q1</text:p>
          </table:table-cell>
          <table:table-cell office:value-type="string" table:style-name="ce1">
            <text:p>TO-92_Inline_Wid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N2222A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7,D7,D7,D7,D7,D7,D7,D7</text:p>
          </table:table-cell>
          <table:table-cell office:value-type="string" table:style-name="ce1">
            <text:p>Diode_DO-35_SOD27_Horizontal_R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_Z 20V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5,D5,D5,D5,D5,D5,D5,D5</text:p>
          </table:table-cell>
          <table:table-cell office:value-type="string" table:style-name="ce1">
            <text:p>Diode_P600_Horizont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A1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4,D4,D4,D4,D4,D4,D4,D4</text:p>
          </table:table-cell>
          <table:table-cell office:value-type="string" table:style-name="ce1">
            <text:p>TO-92_Inline_Wid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L431LP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3,D3,D3,D3,D3,D3,D3,D3</text:p>
          </table:table-cell>
          <table:table-cell office:value-type="string" table:style-name="ce1">
            <text:p>Diode_DO-41_SOD81_Horizontal_R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N581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2,D2,D2,D2,D2,D2,D2,D2</text:p>
          </table:table-cell>
          <table:table-cell office:value-type="string" table:style-name="ce1">
            <text:p>Diode_DO-41_SOD81_Horizontal_R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R20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1,D1,D1,D1,D1,D1,D1,D1</text:p>
          </table:table-cell>
          <table:table-cell office:value-type="string" table:style-name="ce1">
            <text:p>Diode_Bridge_KBP20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_Bridge_-A+A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15,C15,C15,C15,C15,C15,C15,C15</text:p>
          </table:table-cell>
          <table:table-cell office:value-type="string" table:style-name="ce1">
            <text:p>C_Disc_D6_P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30pF50V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14,C14,C14,C14,C14,C14,C14,C14</text:p>
          </table:table-cell>
          <table:table-cell office:value-type="string" table:style-name="ce1">
            <text:p>C_Disc_D6_P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2pF25V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12,C12,C12,C12,C12,C12,C12,C12</text:p>
          </table:table-cell>
          <table:table-cell office:value-type="string" table:style-name="ce1">
            <text:p>C_Radial_D16_L31.5_P7.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30uF100V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11,C11,C11,C11,C11,C11,C11,C11</text:p>
          </table:table-cell>
          <table:table-cell office:value-type="string" table:style-name="ce1">
            <text:p>C_Disc_D6_P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3 2kv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9,C9,C9,C9,C9,C9,C9,C9</text:p>
          </table:table-cell>
          <table:table-cell office:value-type="string" table:style-name="ce1">
            <text:p>C_Radial_D6.3_L11.2_P2.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7uF50V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8,C8,C8,C8,C8,C8,C8,C8</text:p>
          </table:table-cell>
          <table:table-cell office:value-type="string" table:style-name="ce1">
            <text:p>C_Disc_D6_P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0nF50V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7,C7,C7,C7,C7,C7,C7,C7</text:p>
          </table:table-cell>
          <table:table-cell office:value-type="string" table:style-name="ce1">
            <text:p>C_Disc_D6_P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70pF50V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5,C5,C5,C5,C5,C5,C5,C5</text:p>
          </table:table-cell>
          <table:table-cell office:value-type="string" table:style-name="ce1">
            <text:p>C_Radial_D18_L36_P7.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8uF400V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3,C2,C2,C3,C3,C2,C2,C3,C3,C2,C2,C3,C3,C2,C2,C3</text:p>
          </table:table-cell>
          <table:table-cell office:value-type="string" table:style-name="ce1">
            <text:p>C_Disc_D3_P2.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nF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1,C1,C1,C1,C1,C1,C1,C1</text:p>
          </table:table-cell>
          <table:table-cell office:value-type="string" table:style-name="ce1">
            <text:p>RV_Disc_D12_W4_P7.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0 nF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12,R12,R12,R12,R12,R12,R12,R12</text:p>
          </table:table-cell>
          <table:table-cell office:value-type="string" table:style-name="ce1">
            <text:p>Resistor_Horizontal_RM20mm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33R1W</text:p>
          </table:table-cell>
          <table:table-cell table:number-columns-repeated="16379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g-7-vm</meta:initial-creator>
    <dc:creator>mig-7-vm</dc:creator>
    <dc:date>2017-02-20T04:17:03Z</dc:date>
    <meta:print-date>2017-02-20T04:16:14Z</meta:print-date>
    <meta:editing-cycles>1</meta:editing-cycles>
    <meta:editing-duration>PT226S</meta:editing-duration>
  </office:meta>
</office:document-meta>
</file>